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style:text-underline-style="none" officeooo:paragraph-rsid="00160325" style:font-size-asian="12pt" style:font-size-complex="12pt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16032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none" officeooo:paragraph-rsid="00160325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60325" style:font-size-asian="10pt" style:font-size-complex="10pt"/>
    </style:style>
    <style:style style:name="P10" style:family="paragraph" style:parent-style-name="UrbanBody">
      <style:text-properties style:font-name="arial" style:text-underline-style="none"/>
    </style:style>
    <style:style style:name="P11" style:family="paragraph" style:parent-style-name="UrbanBody">
      <style:text-properties style:font-name="arial" fo:font-size="12pt" style:text-underline-style="none" style:font-size-asian="12pt" style:font-size-complex="12pt"/>
    </style:style>
    <style:style style:name="P12" style:family="paragraph" style:parent-style-name="UrbanTitle">
      <style:text-properties style:font-name="arial" style:text-underline-style="none" officeooo:paragraph-rsid="00160325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letter-spacing="normal" fo:language="fr" fo:country="FR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letter-spacing="normal" fo:language="fr" fo:country="FR" fo:font-style="normal" style:text-underline-style="none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font-style="normal" style:text-underline-style="solid" style:text-underline-width="auto" style:text-underline-color="font-color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3"><text:span text:style-name="T24">do text</text:span></text:p><text:p text:style-name="P13"><text:span text:style-name="T2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2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6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3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3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3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3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2">Frais d'enquête</text:p>
      <text:p text:style-name="P10"/>
      <text:p text:style-name="P10"><text:span text:style-name="T17"><office:annotation><dc:creator>Gauthier Bastien</dc:creator><dc:date>2011-01-13T14:56:41</dc:date><text:p text:style-name="P13"><text:span text:style-name="T24">do text</text:span></text:p><text:p text:style-name="P13"><text:span text:style-name="T24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26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25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self.getPortionOutsText()</text:text-input></text:p>
      <text:p text:style-name="P10"/>
      <text:p text:style-name="P10"/>
      <text:p text:style-name="P7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1"/>
      <text:p text:style-name="P10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0"/>
      <text:p text:style-name="P10">Dès à présent, en vertu des dispositions de la délibération prise par le Conseil Communal en séance du [XXX], nous sommes dans l'obligation de vous réclamer le coût des frais d'expédition par la poste.</text:p>
      <text:p text:style-name="P10"/>
      <text:p text:style-name="P10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0"/>
      <text:p text:style-name="P10">Cette somme est à verser sur le compte 091-0124517-95 en indiquant la référence suivante : Frais postaux permis d'urbanisme.</text:p>
      <text:p text:style-name="P10"/>
      <text:p text:style-name="P10">Nous vous souhaitons bonne réception de la présente et vous prions d'agréer, Monsieur, l'expression <text:s/>de nos sentiments distingués.</text:p>
      <text:p text:style-name="P10"/>
      <text:p text:style-name="P10"><text:text-input text:description="xxx le xxx">urbanEventObj.getFormattedDate(withCityNamePrefix=True)</text:text-input></text:p>
      <text:p text:style-name="P10"/>
      <text:p text:style-name="P10"><office:annotation><dc:creator>Gauthier Bastien</dc:creator><dc:date>2011-01-13T14:56:41</dc:date><text:p text:style-name="P13"><text:span text:style-name="T24">do text</text:span></text:p><text:p text:style-name="P13"><text:span text:style-name="T2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37:42.956050702</dc:date>
    <dc:language>fr-FR</dc:language>
    <meta:editing-cycles>78</meta:editing-cycles>
    <meta:editing-duration>P1DT7H30M36S</meta:editing-duration>
    <meta:document-statistic meta:table-count="1" meta:image-count="0" meta:object-count="0" meta:page-count="1" meta:paragraph-count="19" meta:word-count="187" meta:character-count="1557" meta:non-whitespace-character-count="1405"/>
    <meta:user-defined meta:name="Info 1"/>
    <meta:user-defined meta:name="Info 2"/>
    <meta:user-defined meta:name="Info 3"/>
    <meta:user-defined meta:name="Info 4"/>
  </office:meta>
</office:document-meta>
</file>